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master-page-name="Standard">
      <style:paragraph-properties fo:margin-top="0cm" fo:margin-bottom="0.353cm" loext:contextual-spacing="false" fo:line-height="100%" fo:text-align="center" style:justify-single-word="false" style:page-number="1"/>
      <style:text-properties fo:font-size="18pt" style:font-size-asian="18pt" style:font-size-complex="18pt"/>
    </style:style>
    <style:style style:name="P3" style:family="paragraph" style:parent-style-name="Standard">
      <style:paragraph-properties fo:margin-top="0cm" fo:margin-bottom="0.353cm" loext:contextual-spacing="false" fo:line-height="100%" fo:text-align="justify" style:justify-single-word="false"/>
      <style:text-properties fo:font-style="italic" style:font-style-asian="italic"/>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e</text:p>
      <text:p text:style-name="P3">Hmmm… Co by wyszło, gdyby tak Walt Disney zdecydował się na stworzenie własnej wersji Władcy Pierścieni? Cóż, tego już się raczej nie dowiemy (no, chyba że jednak odmrożą Walta), ale myślę, że efekt przypominałby komiks, który dziś przyszło mi recenzować. Panie i Panowie, oto „Bone”!</text:p>
      <text:p text:style-name="P1">„Bone” to seria autorstwa Jeffa Smitha, licząca sobie 55 numerów. O jej jakości może świadczyć fakt, że zdobyła ona kilka Nagród Eisnera (komiksowego odpowiednika Oscarów). Została też uznana przez magazyn Time powieścią graficzną wszech czasów. Ale dosyć już o tym, przejdźmy do meritum.</text:p>
      <text:p text:style-name="P1">Głównymi bohaterami serii jest trójka kuzynów: Fone Bone (everyman przypominający Myszkę Miki), Smiley Bone (półgłówek z upodobaniem do cygar, tutejszy Goofy) i Phoney Bone (krzyżówka Donalda i Sknerusa, cwaniak, który nie przepuści żadnej okazji do zdobycia pieniędzy), którzy wskutek machinacji tego ostatniego musieli uciec z rodzinnego Boneville. Rozdzieleni na pustyni wskutek ataku szarańczy, trafiają w końcu do Doliny, miejsca żywcem wyjętego z dzieł Tolkiena. Napotykają tam na całą galerię postaci: dziarską Babcię Ben, jej wnuczkę Thorn, zdającą się nie pamiętać nic ze swojego dzieciństwa, czy też tajemniczego Wielkiego Czerwonego Smoka. Przybycie bohaterów uruchamia lawinę wydarzeń i stają się oni celem sił zła: żarłocznych Szczurostworów i ich władcy Kingdoka, a także tajemniczej zakapturzonej postaci, będącej na usługach złowrogiego Władcy Szarańczy…</text:p>
      <text:p text:style-name="P1">Komiks jest przeznaczony zarówno dla dzieci, jak i dla dorosłych, chociaż w ostatnich numerach skręca na nieco mroczniejsze tory, nie tracąc jednak przy tym na jakości. Kadry narysowane zostały miłą dla oka kreską, nasuwającą skojarzenia z historiami drukowanymi w „Kaczorze Donaldzie”. Opowieść, jak każda porządna przygodówka, wciąga od początku do końca i kiedy już dociera się do ostatniej strony, czuje się żal, że nie ma już nic dalej. Obfituje ona w momenty humorystyczne (częstokroć slapstickowe), choć znalazło się tu też miejsce na te mniej wesołe, przy których może polecieć łezka. Połączenie to wyszło bardzo dobrze – przykładem tego, jak w serii coś poważnego przechodzi w groteskę, jest wątek pewnego omenu, który koniec końców okazuje się… nie powiem, to już bardzo duży (dosłownie i w przenośni) spoiler. Godna pochwały jest kreacja postaci, w które udało się autorowi tchnąć życie. W mojej opinii najlepsi są tutaj Smiley (pokazujący z czasem swoje bardziej opiekuńcze oblicze) i Phoney, który nawet w obliczu końca świata planuje coraz to nowe przekręty.</text:p>
      <text:p text:style-name="P1">Z czystym sercem mogę polecić „Bone” Wam wszystkim. Komiks spełnił wszystkie pokładane w nim nadzieje, i to z nawiązką. Takiego humorystycznego fantasy to ze świecą szukać. Seria niedawno została wydana po polsku jako „Gnat” w trzech tomach, a tłumaczenie jest podobno dobrej jakości. Pozdrawiam i zapraszam do lektury.</text:p>
      <text:p text:style-name="P1">Baner:</text:p>
      <text:p text:style-name="P1"><text:a xlink:type="simple" xlink:href="http://www.liveforfilm.com/wp-content/uploads/2016/11/bones-spotlite.jpg" text:style-name="ListLabel_20_1" text:visited-style-name="ListLabel_20_1"><text:span text:style-name="T1">http://www.liveforfilm.com/wp-content/uploads/2016/11/bones-spotlite.jp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document-statistic meta:table-count="0" meta:image-count="0" meta:object-count="0" meta:page-count="1" meta:paragraph-count="8" meta:word-count="422" meta:character-count="2915" meta:non-whitespace-character-count="2500"/>
  </office:meta>
</office:document-meta>
</file>